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3.35cm"/>
    </style:style>
    <style:style style:name="ro1" style:family="table-row">
      <style:table-row-properties style:row-height="0.91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 style:data-style-name="N44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 style:data-style-name="N107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07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 style:data-style-name="N36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 style:data-style-name="N36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40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40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36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37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37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 style:data-style-name="N37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 style:data-style-name="N40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 style:data-style-name="N40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40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40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40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 style:data-style-name="N44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 style:data-style-name="N44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 style:data-style-name="N44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44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 style:data-style-name="N107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107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 style:data-style-name="N107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 style:data-style-name="N107">
      <style:table-cell-properties fo:background-color="#cc0000" style:text-align-source="fix" style:repeat-content="false" fo:border="0.06pt solid #000000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color="#0000ee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 style:data-style-name="N107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ee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ee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 style:data-style-name="N107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ee"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107">
      <style:table-cell-properties fo:background-color="#cc0000" style:text-align-source="fix" style:repeat-content="false" fo:border="0.06pt solid #000000"/>
      <style:paragraph-properties fo:text-align="center" fo:margin-left="0cm"/>
      <style:text-properties fo:color="#0000ee"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 style:data-style-name="N107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 style:data-style-name="N107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107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1" style:family="table-cell" style:parent-style-name="Default" style:data-style-name="N36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122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3" style:family="table-cell" style:parent-style-name="Default" style:data-style-name="N36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4" style:family="table-cell" style:parent-style-name="Default" style:data-style-name="N40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125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6" style:family="table-cell" style:parent-style-name="Default" style:data-style-name="N40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128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9" style:family="table-cell" style:parent-style-name="Default" style:data-style-name="N44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30" style:family="table-cell" style:parent-style-name="Default" style:data-style-name="N107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131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32" style:family="table-cell" style:parent-style-name="Default" style:data-style-name="N107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134" style:family="table-cell" style:parent-style-name="Default">
      <style:text-properties fo:font-size="14pt" style:font-size-asian="14pt" style:font-size-complex="14pt"/>
    </style:style>
    <style:style style:name="ce135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 style:data-style-name="N36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 style:data-style-name="N37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 style:data-style-name="N37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37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 style:data-style-name="N40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8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9" style:family="table-cell" style:parent-style-name="Default" style:data-style-name="N40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40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 style:data-style-name="N40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40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5" style:family="table-cell" style:parent-style-name="Default" style:data-style-name="N44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6" style:family="table-cell" style:parent-style-name="Default" style:data-style-name="N44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7" style:family="table-cell" style:parent-style-name="Default" style:data-style-name="N44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8" style:family="table-cell" style:parent-style-name="Default" style:data-style-name="N44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07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161" style:family="table-cell" style:parent-style-name="Default" style:data-style-name="N107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 style:data-style-name="N107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107">
      <style:table-cell-properties fo:background-color="#cc0000" style:text-align-source="fix" style:repeat-content="false" fo:border="0.06pt solid #000000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color="#0000ee"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 style:data-style-name="N107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ee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ee"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 style:data-style-name="N107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ee"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07">
      <style:table-cell-properties fo:background-color="#cc0000" style:text-align-source="fix" style:repeat-content="false" fo:border="0.06pt solid #000000"/>
      <style:paragraph-properties fo:text-align="center" fo:margin-left="0cm"/>
      <style:text-properties fo:color="#0000ee"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7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3" style:family="table-cell" style:parent-style-name="Default" style:data-style-name="N107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 style:data-style-name="N107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42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 style:data-style-name="N4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44" style:family="table-cell" style:parent-style-name="Default" style:data-style-name="N44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45" style:family="table-cell" style:parent-style-name="Default" style:data-style-name="N107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diciembre 2021" table:style-name="ta1">
        <table:table-column table:style-name="co1" table:default-cell-style-name="ce119"/>
        <table:table-column table:style-name="co2" table:default-cell-style-name="ce122"/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default-cell-style-name="ce119"/>
        <table:table-column table:style-name="co7" table:default-cell-style-name="ce131"/>
        <table:table-column table:style-name="co8" table:default-cell-style-name="ce131"/>
        <table:table-column table:style-name="co9" table:default-cell-style-name="ce131"/>
        <table:table-column table:style-name="co1" table:number-columns-repeated="660" table:default-cell-style-name="ce119"/>
        <table:table-column table:style-name="co1" table:number-columns-repeated="355" table:default-cell-style-name="ce134"/>
        <table:table-row table:style-name="ro1">
          <table:table-cell/>
          <table:table-cell table:style-name="ce121" office:value-type="string" calcext:value-type="string">
            <text:p>Fecha</text:p>
          </table:table-cell>
          <table:table-cell table:style-name="ce124" office:value-type="string" calcext:value-type="string">
            <text:p>Inicio</text:p>
          </table:table-cell>
          <table:table-cell table:style-name="ce124" office:value-type="string" calcext:value-type="string">
            <text:p>Fin</text:p>
          </table:table-cell>
          <table:table-cell table:style-name="ce124" office:value-type="string" calcext:value-type="string">
            <text:p>Tiempo</text:p>
          </table:table-cell>
          <table:table-cell table:style-name="ce127" office:value-type="string" calcext:value-type="string">
            <text:p>Historial</text:p>
          </table:table-cell>
          <table:table-cell table:style-name="ce130" office:value-type="string" calcext:value-type="string">
            <text:p>Débito</text:p>
          </table:table-cell>
          <table:table-cell table:style-name="ce130" office:value-type="string" calcext:value-type="string">
            <text:p>Crédito</text:p>
          </table:table-cell>
          <table:table-cell table:style-name="ce130" office:value-type="string" calcext:value-type="string">
            <text:p>Balance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12-14" calcext:value-type="date">
            <text:p>14/12/2021</text:p>
          </table:table-cell>
          <table:table-cell office:value-type="time" office:time-value="PT20H25M00S" calcext:value-type="time">
            <text:p>20:25</text:p>
          </table:table-cell>
          <table:table-cell office:value-type="time" office:time-value="PT22H29M00S" calcext:value-type="time">
            <text:p>22:29</text:p>
          </table:table-cell>
          <table:table-cell table:formula="of:=[.D2]-[.C2]" office:value-type="time" office:time-value="PT02H04M00S" calcext:value-type="time">
            <text:p>02:04</text:p>
          </table:table-cell>
          <table:table-cell table:style-name="ce128"/>
          <table:table-cell office:value-type="currency" office:currency="USD" office:value="20.67" calcext:value-type="currency">
            <text:p>$ 20,67</text:p>
          </table:table-cell>
          <table:table-cell table:number-columns-repeated="2" office:value-type="currency" office:currency="USD" office:value="80" calcext:value-type="currency">
            <text:p>$ 80,00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128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1-12-22" calcext:value-type="date">
            <text:p>22/12/2021</text:p>
          </table:table-cell>
          <table:table-cell office:value-type="time" office:time-value="PT20H19M00S" calcext:value-type="time">
            <text:p>20:19</text:p>
          </table:table-cell>
          <table:table-cell office:value-type="time" office:time-value="PT20H59M00S" calcext:value-type="time">
            <text:p>20:59</text:p>
          </table:table-cell>
          <table:table-cell table:formula="of:=[.D4]-[.C4]" office:value-type="time" office:time-value="PT00H40M00S" calcext:value-type="time">
            <text:p>00:40</text:p>
          </table:table-cell>
          <table:table-cell table:style-name="ce128"/>
          <table:table-cell office:value-type="currency" office:currency="USD" office:value="6.67" calcext:value-type="currency">
            <text:p>$ 6,67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8"/>
          <table:table-cell table:number-columns-repeated="1018"/>
        </table:table-row>
        <table:table-row table:style-name="ro2">
          <table:table-cell table:style-name="ce120" office:value-type="string" calcext:value-type="string">
            <text:p>Total</text:p>
          </table:table-cell>
          <table:table-cell table:style-name="ce123"/>
          <table:table-cell table:style-name="ce126" table:number-columns-repeated="3"/>
          <table:table-cell table:style-name="ce129"/>
          <table:table-cell table:style-name="ce132" table:formula="of:=[.G2]+[.G4]" office:value-type="currency" office:currency="USD" office:value="27.34" calcext:value-type="currency">
            <text:p>$ 27,34</text:p>
          </table:table-cell>
          <table:table-cell table:style-name="ce132" table:formula="of:=[.I2]-[.G6]" office:value-type="currency" office:currency="USD" office:value="52.66" calcext:value-type="currency">
            <text:p>$ 52,66</text:p>
          </table:table-cell>
          <table:table-cell table:style-name="ce132" table:formula="of:=[.I2]-[.G6]" office:value-type="currency" office:currency="USD" office:value="52.66" calcext:value-type="currency">
            <text:p>$ 52,66</text:p>
          </table:table-cell>
          <table:table-cell table:style-name="ce133" table:number-columns-repeated="660"/>
          <table:table-cell table:style-name="ce135" table:number-columns-repeated="355"/>
        </table:table-row>
        <table:table-row table:style-name="ro2">
          <table:table-cell table:number-columns-repeated="5"/>
          <table:table-cell table:style-name="ce128"/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ero 2022" table:style-name="ta1">
        <table:table-column table:style-name="co1" table:default-cell-style-name="ce136"/>
        <table:table-column table:style-name="co10" table:default-cell-style-name="ce142"/>
        <table:table-column table:style-name="co11" table:default-cell-style-name="ce148"/>
        <table:table-column table:style-name="co6" table:default-cell-style-name="ce148"/>
        <table:table-column table:style-name="co12" table:default-cell-style-name="ce148"/>
        <table:table-column table:style-name="co13" table:default-cell-style-name="ce154"/>
        <table:table-column table:style-name="co14" table:default-cell-style-name="ce160"/>
        <table:table-column table:style-name="co15" table:default-cell-style-name="ce165"/>
        <table:table-column table:style-name="co4" table:default-cell-style-name="ce170"/>
        <table:table-row table:style-name="ro1">
          <table:table-cell/>
          <table:table-cell table:style-name="ce141" office:value-type="string" calcext:value-type="string">
            <text:p>Fecha</text:p>
          </table:table-cell>
          <table:table-cell table:style-name="ce147" office:value-type="string" calcext:value-type="string">
            <text:p>Inicio</text:p>
          </table:table-cell>
          <table:table-cell table:style-name="ce147" office:value-type="string" calcext:value-type="string">
            <text:p>Fin</text:p>
          </table:table-cell>
          <table:table-cell table:style-name="ce147" office:value-type="string" calcext:value-type="string">
            <text:p>Tiempo</text:p>
          </table:table-cell>
          <table:table-cell table:style-name="ce153" office:value-type="string" calcext:value-type="string">
            <text:p>Historial</text:p>
          </table:table-cell>
          <table:table-cell table:style-name="ce159" office:value-type="string" calcext:value-type="string">
            <text:p>Débito</text:p>
          </table:table-cell>
          <table:table-cell table:style-name="ce159" office:value-type="string" calcext:value-type="string">
            <text:p>Crédito</text:p>
          </table:table-cell>
          <table:table-cell table:style-name="ce159" office:value-type="string" calcext:value-type="string">
            <text:p>Balance</text:p>
          </table:table-cell>
        </table:table-row>
        <table:table-row table:style-name="ro2">
          <table:table-cell table:number-columns-repeated="8"/>
          <table:table-cell office:value-type="currency" office:currency="USD" office:value="52.66" calcext:value-type="currency">
            <text:p>$ 52,66</text:p>
          </table:table-cell>
        </table:table-row>
        <table:table-row table:style-name="ro2">
          <table:table-cell table:number-columns-repeated="7"/>
          <table:table-cell office:value-type="currency" office:currency="USD" office:value="100" calcext:value-type="currency">
            <text:p>$ 100,00</text:p>
          </table:table-cell>
          <table:table-cell/>
        </table:table-row>
        <table:table-row table:style-name="ro2">
          <table:table-cell table:style-name="ce137"/>
          <table:table-cell table:style-name="ce143"/>
          <table:table-cell table:style-name="ce149" table:number-columns-repeated="3"/>
          <table:table-cell table:style-name="ce155"/>
          <table:table-cell table:style-name="ce161"/>
          <table:table-cell table:style-name="ce166"/>
          <table:table-cell table:style-name="ce171" office:value-type="currency" office:currency="USD" office:value="152.66" calcext:value-type="currency">
            <text:p>$ 152,66</text:p>
          </table:table-cell>
        </table:table-row>
        <table:table-row table:style-name="ro2">
          <table:table-cell table:style-name="ce138"/>
          <table:table-cell table:style-name="ce144" office:value-type="date" office:date-value="2022-01-04" calcext:value-type="date">
            <text:p>04/01/22</text:p>
          </table:table-cell>
          <table:table-cell table:style-name="ce150" office:value-type="time" office:time-value="PT08H30M00S" calcext:value-type="time">
            <text:p>08:30</text:p>
          </table:table-cell>
          <table:table-cell table:style-name="ce150" office:value-type="time" office:time-value="PT10H57M00S" calcext:value-type="time">
            <text:p>10:57</text:p>
          </table:table-cell>
          <table:table-cell table:style-name="ce150" table:formula="of:=[.D5]-[.C5]" office:value-type="time" office:time-value="PT02H27M00S" calcext:value-type="time">
            <text:p>02:27</text:p>
          </table:table-cell>
          <table:table-cell table:style-name="ce156"/>
          <table:table-cell table:style-name="ce162" office:value-type="currency" office:currency="USD" office:value="24.32" calcext:value-type="currency">
            <text:p>$ 24,32</text:p>
          </table:table-cell>
          <table:table-cell table:style-name="ce167"/>
          <table:table-cell table:style-name="ce172"/>
        </table:table-row>
        <table:table-row table:style-name="ro2">
          <table:table-cell table:style-name="ce137"/>
          <table:table-cell table:style-name="ce143"/>
          <table:table-cell table:style-name="ce149" table:number-columns-repeated="3"/>
          <table:table-cell table:style-name="ce155"/>
          <table:table-cell table:style-name="ce161"/>
          <table:table-cell table:style-name="ce166"/>
          <table:table-cell table:style-name="ce171" table:formula="of:=[.I4]-[.G5]" office:value-type="currency" office:currency="USD" office:value="128.34" calcext:value-type="currency">
            <text:p>$ 128,34</text:p>
          </table:table-cell>
        </table:table-row>
        <table:table-row table:style-name="ro2">
          <table:table-cell table:style-name="ce139"/>
          <table:table-cell table:style-name="ce145"/>
          <table:table-cell table:style-name="ce151" table:number-columns-repeated="3"/>
          <table:table-cell table:style-name="ce157"/>
          <table:table-cell table:style-name="ce163"/>
          <table:table-cell table:style-name="ce168"/>
          <table:table-cell table:style-name="ce173"/>
        </table:table-row>
        <table:table-row table:style-name="ro2">
          <table:table-cell table:style-name="ce140"/>
          <table:table-cell table:style-name="ce146" office:value-type="date" office:date-value="2022-02-11" calcext:value-type="date">
            <text:p>11/02/22</text:p>
          </table:table-cell>
          <table:table-cell table:number-columns-repeated="3" table:style-name="ce152" office:value-type="string" calcext:value-type="string">
            <text:p>?</text:p>
          </table:table-cell>
          <table:table-cell table:style-name="ce158"/>
          <table:table-cell table:style-name="ce164" office:value-type="string" calcext:value-type="string">
            <text:p>?</text:p>
          </table:table-cell>
          <table:table-cell table:style-name="ce169"/>
          <table:table-cell table:style-name="ce174"/>
        </table:table-row>
        <table:table-row table:style-name="ro2">
          <table:table-cell table:style-name="ce139"/>
          <table:table-cell table:style-name="ce145"/>
          <table:table-cell table:style-name="ce151" table:number-columns-repeated="3"/>
          <table:table-cell table:style-name="ce157"/>
          <table:table-cell table:style-name="ce163"/>
          <table:table-cell table:style-name="ce168"/>
          <table:table-cell table:style-name="ce173"/>
        </table:table-row>
        <table:table-row table:style-name="ro2">
          <table:table-cell table:style-name="ce138"/>
          <table:table-cell table:style-name="ce144" office:value-type="date" office:date-value="2022-01-18" calcext:value-type="date">
            <text:p>18/01/22</text:p>
          </table:table-cell>
          <table:table-cell table:style-name="ce150" office:value-type="time" office:time-value="PT08H30M00S" calcext:value-type="time">
            <text:p>08:30</text:p>
          </table:table-cell>
          <table:table-cell table:style-name="ce150" office:value-type="time" office:time-value="PT10H00M00S" calcext:value-type="time">
            <text:p>10:00</text:p>
          </table:table-cell>
          <table:table-cell table:style-name="ce150" table:formula="of:=[.D10]-[.C10]" office:value-type="time" office:time-value="PT01H30M00S" calcext:value-type="time">
            <text:p>01:30</text:p>
          </table:table-cell>
          <table:table-cell table:style-name="ce156"/>
          <table:table-cell table:style-name="ce162" office:value-type="currency" office:currency="USD" office:value="15" calcext:value-type="currency">
            <text:p>$ 15,00</text:p>
          </table:table-cell>
          <table:table-cell table:style-name="ce167"/>
          <table:table-cell table:style-name="ce172"/>
        </table:table-row>
        <table:table-row table:style-name="ro2">
          <table:table-cell table:style-name="ce139"/>
          <table:table-cell table:style-name="ce145"/>
          <table:table-cell table:style-name="ce151" table:number-columns-repeated="3"/>
          <table:table-cell table:style-name="ce157"/>
          <table:table-cell table:style-name="ce163"/>
          <table:table-cell table:style-name="ce168"/>
          <table:table-cell table:style-name="ce173"/>
        </table:table-row>
        <table:table-row table:style-name="ro2">
          <table:table-cell table:style-name="ce138"/>
          <table:table-cell table:style-name="ce144" office:value-type="date" office:date-value="2022-02-23" calcext:value-type="date">
            <text:p>23/02/22</text:p>
          </table:table-cell>
          <table:table-cell table:style-name="ce150" office:value-type="time" office:time-value="PT08H15M00S" calcext:value-type="time">
            <text:p>08:15</text:p>
          </table:table-cell>
          <table:table-cell table:style-name="ce150" office:value-type="time" office:time-value="PT09H45M00S" calcext:value-type="time">
            <text:p>09:45</text:p>
          </table:table-cell>
          <table:table-cell table:style-name="ce150" office:value-type="time" office:time-value="PT00H30M00S" calcext:value-type="time">
            <text:p>00:30</text:p>
          </table:table-cell>
          <table:table-cell table:style-name="ce156"/>
          <table:table-cell table:style-name="ce162" office:value-type="currency" office:currency="USD" office:value="5" calcext:value-type="currency">
            <text:p>$ 5,00</text:p>
          </table:table-cell>
          <table:table-cell table:style-name="ce167" office:value-type="currency" office:currency="USD" office:value="50" calcext:value-type="currency">
            <text:p>$ 50,00</text:p>
          </table:table-cell>
          <table:table-cell table:style-name="ce172" table:formula="of:=[.I6]+[.H12]" office:value-type="currency" office:currency="USD" office:value="178.34" calcext:value-type="currency">
            <text:p>$ 178,34</text:p>
          </table:table-cell>
        </table:table-row>
        <table:table-row table:style-name="ro2">
          <table:table-cell table:style-name="ce139"/>
          <table:table-cell table:style-name="ce145"/>
          <table:table-cell table:style-name="ce151" table:number-columns-repeated="3"/>
          <table:table-cell table:style-name="ce157"/>
          <table:table-cell table:style-name="ce163"/>
          <table:table-cell table:style-name="ce168"/>
          <table:table-cell table:style-name="ce173"/>
        </table:table-row>
        <table:table-row table:style-name="ro2">
          <table:table-cell table:style-name="ce137"/>
          <table:table-cell table:style-name="ce143"/>
          <table:table-cell table:style-name="ce149" table:number-columns-repeated="3"/>
          <table:table-cell table:style-name="ce155"/>
          <table:table-cell table:style-name="ce161" table:formula="of:=[.G10]+[.G12]" office:value-type="currency" office:currency="USD" office:value="20" calcext:value-type="currency">
            <text:p>$ 20,00</text:p>
          </table:table-cell>
          <table:table-cell table:style-name="ce166"/>
          <table:table-cell table:style-name="ce171" table:formula="of:=[.I12]-[.G14]" office:value-type="currency" office:currency="USD" office:value="158.34" calcext:value-type="currency">
            <text:p>$ 158,34</text:p>
          </table:table-cell>
        </table:table-row>
        <table:table-row table:style-name="ro2" table:number-rows-repeated="5">
          <table:table-cell table:number-columns-repeated="9"/>
        </table:table-row>
        <table:table-row table:style-name="ro2">
          <table:table-cell table:style-name="ce137" office:value-type="string" calcext:value-type="string">
            <text:p>Total</text:p>
          </table:table-cell>
          <table:table-cell table:style-name="ce143"/>
          <table:table-cell table:style-name="ce149" table:number-columns-repeated="3"/>
          <table:table-cell table:style-name="ce155"/>
          <table:table-cell table:style-name="ce161"/>
          <table:table-cell table:style-name="ce166"/>
          <table:table-cell table:style-name="ce171"/>
        </table:table-row>
      </table:table>
      <table:table table:name="febrero 2022" table:style-name="ta1">
        <table:table-column table:style-name="co1" table:default-cell-style-name="ce119"/>
        <table:table-column table:style-name="co1" table:default-cell-style-name="ce36"/>
        <table:table-column table:style-name="co1" table:number-columns-repeated="3" table:default-cell-style-name="ce125"/>
        <table:table-column table:style-name="co1" table:default-cell-style-name="ce128"/>
        <table:table-column table:style-name="co1" table:number-columns-repeated="3" table:default-cell-style-name="ce131"/>
        <table:table-column table:style-name="co1" table:default-cell-style-name="Default"/>
        <table:table-row table:style-name="ro1">
          <table:table-cell/>
          <table:table-cell table:style-name="ce121" office:value-type="string" calcext:value-type="string">
            <text:p>Fecha</text:p>
          </table:table-cell>
          <table:table-cell table:style-name="ce124" office:value-type="string" calcext:value-type="string">
            <text:p>Inicio</text:p>
          </table:table-cell>
          <table:table-cell table:style-name="ce124" office:value-type="string" calcext:value-type="string">
            <text:p>Fin</text:p>
          </table:table-cell>
          <table:table-cell table:style-name="ce124" office:value-type="string" calcext:value-type="string">
            <text:p>Tiempo</text:p>
          </table:table-cell>
          <table:table-cell table:style-name="ce127" office:value-type="string" calcext:value-type="string">
            <text:p>Historial</text:p>
          </table:table-cell>
          <table:table-cell table:style-name="ce130" office:value-type="string" calcext:value-type="string">
            <text:p>Débito</text:p>
          </table:table-cell>
          <table:table-cell table:style-name="ce130" office:value-type="string" calcext:value-type="string">
            <text:p>Crédito</text:p>
          </table:table-cell>
          <table:table-cell table:style-name="ce130" office:value-type="string" calcext:value-type="string">
            <text:p>Balance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date" office:date-value="2022-02-08" calcext:value-type="date">
            <text:p>08/02/22</text:p>
          </table:table-cell>
          <table:table-cell office:value-type="time" office:time-value="PT08H05M00S" calcext:value-type="time">
            <text:p>08:05</text:p>
          </table:table-cell>
          <table:table-cell/>
          <table:table-cell office:value-type="time" office:time-value="PT02H06M00S" calcext:value-type="time">
            <text:p>02:06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133"/>
          <table:table-cell table:style-name="ce42"/>
          <table:table-cell table:style-name="ce43" table:number-columns-repeated="3"/>
          <table:table-cell table:style-name="ce44"/>
          <table:table-cell table:style-name="ce45" table:number-columns-repeated="3"/>
          <table:table-cell table:style-name="ce4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s" number:country="PR">$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s" number:country="PR">$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22:14:08.0813573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1-01T14:30:12.960613818</meta:creation-date>
    <meta:generator>LibreOffice/7.2.5.2$Linux_X86_64 LibreOffice_project/20$Build-2</meta:generator>
    <meta:editing-cycles>0</meta:editing-cycles>
    <meta:editing-duration>P0D</meta:editing-duration>
    <meta:document-statistic meta:table-count="3" meta:cell-count="74" meta:object-count="0"/>
  </office:meta>
</office:document-meta>
</file>